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6cm"/>
    </style:style>
    <style:style style:name="pr2" style:family="presentation" style:parent-style-name="lyt-cool-outline1">
      <style:graphic-properties draw:fill-color="#ffffff" draw:auto-grow-height="true" fo:min-height="13.229cm"/>
    </style:style>
    <style:style style:name="pr3" style:family="presentation" style:parent-style-name="lyt-cool-notes">
      <style:graphic-properties draw:fill-color="#ffffff" fo:min-height="11.41cm"/>
    </style:style>
    <style:style style:name="pr4" style:family="presentation" style:parent-style-name="lyt-cool-title">
      <style:graphic-properties fo:min-height="3.506cm"/>
    </style:style>
    <style:style style:name="pr5" style:family="presentation" style:parent-style-name="lyt-cool-outline1">
      <style:graphic-properties fo:min-height="13.229cm"/>
    </style:style>
    <style:style style:name="pr6" style:family="presentation" style:parent-style-name="lyt-cool-notes">
      <style:graphic-properties draw:fill-color="#ffffff" fo:min-height="11.4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text-properties fo:font-size="2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1" draw:layer="layout" svg:width="23.911cm" svg:height="3.506cm" svg:x="2.058cm" svg:y="1.543cm" presentation:class="title">
          <draw:text-box>
            <text:p text:style-name="P1">« InstaMaps »</text:p>
          </draw:text-box>
        </draw:frame>
        <draw:frame presentation:style-name="pr2" draw:text-style-name="P2" draw:layer="layout" svg:width="23.911cm" svg:height="13.229cm" svg:x="2.058cm" svg:y="5.838cm" presentation:class="outline">
          <draw:text-box>
            <text:list text:style-name="L2">
              <text:list-item>
                <text:p text:style-name="P2">Application utilisant API Instagram et Google Maps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1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2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Objectifs</text:p>
          </draw:text-box>
        </draw:frame>
        <draw:frame presentation:style-name="pr5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Afficher les photos prises avec Instagram sur la carte de Google Maps.</text:p>
              </text:list-item>
              <text:list-item>
                <text:p>Créer un trajet à partir des photos affichés 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Architecture</text:p>
          </draw:text-box>
        </draw:frame>
        <draw:frame presentation:style-name="pr5" draw:layer="layout" svg:width="23.911cm" svg:height="13.229cm" svg:x="2.058cm" svg:y="5.838cm" presentation:class="outline">
          <draw:text-box>
            <text:list text:style-name="L2">
              <text:list-item>
                <text:p>Site réalisé avec Bootstrap</text:p>
              </text:list-item>
              <text:list-item>
                <text:p>Utilisation de JS, Node JS, Angular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API Utilisées</text:p>
          </draw:text-box>
        </draw:frame>
        <draw:frame presentation:style-name="pr5" draw:layer="layout" svg:width="23.911cm" svg:height="13.229cm" svg:x="2.058cm" svg:y="5.838cm" presentation:class="outline">
          <draw:text-box>
            <text:list text:style-name="L2">
              <text:list-item>
                <text:p>API Instagram ( + Connexion, AccessToken, recherche ; - )</text:p>
              </text:list-item>
              <text:list-item>
                <text:p>API Google Maps ( + Affichage Photos sur Carte)</text:p>
              </text:list-item>
              <text:list-item>
                <text:p>Non réalisé : le tracé par rapport à la position des photo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Repartition</text:p>
          </draw:text-box>
        </draw:frame>
        <draw:frame presentation:style-name="pr5" draw:layer="layout" svg:width="23.911cm" svg:height="13.229cm" svg:x="2.058cm" svg:y="5.838cm" presentation:class="outline">
          <draw:text-box>
            <text:list text:style-name="L2">
              <text:list-item>
                <text:p>Arthur : API Instagram</text:p>
              </text:list-item>
              <text:list-item>
                <text:p>Gilles : API Instagram</text:p>
              </text:list-item>
              <text:list-item>
                <text:p>Nathan : HTML, CSS, JS, IHM</text:p>
              </text:list-item>
              <text:list-item>
                <text:p>Yuke : API Google Map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Demo</text:p>
          </draw:text-box>
        </draw:frame>
        <draw:frame presentation:style-name="pr5" draw:layer="layout" svg:width="23.911cm" svg:height="13.229cm" svg:x="2.058cm" svg:y="5.838cm" presentation:class="outline" presentation:placeholder="true">
          <draw:text-box/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cool" style:page-layout-name="PM1" draw:style-name="Mdp1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Win32 OpenOffice.org_project/415m1$Build-9789</meta:generator>
    <dc:title>Mer de glace</dc:title>
    <dc:description>Arrière-plan gris et couleurs froides</dc:description>
    <meta:creation-date>2018-04-05T13:37:22.59</meta:creation-date>
    <dc:language>fr-FR</dc:language>
    <meta:editing-cycles>7</meta:editing-cycles>
    <meta:editing-duration>PT1H4M6S</meta:editing-duration>
    <dc:date>2018-04-08T18:02:35.29</dc:date>
    <meta:document-statistic meta:object-count="36"/>
    <meta:user-defined meta:name="Info 0"/>
    <meta:user-defined meta:name="Info 1"/>
    <meta:user-defined meta:name="Info 2"/>
    <meta:user-defined meta:name="Info 3"/>
    <meta:template xlink:type="simple" xlink:actuate="onRequest" xlink:title="Mer de glace" xlink:href="file:///C:/Program%20Files%20(x86)/OpenOffice%204/share/template/fr/layout/lyt-cool.otp" meta:date="2002-10-28T11:21:53"/>
  </office:meta>
</office:document-meta>
</file>